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in" text:min-label-width="0.2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0.75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 text:start-value="4">
        <style:list-level-properties text:space-before="0in" text:min-label-width="0.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7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1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.25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text:list-style style:name="LFO3">
      <text:list-level-style-number text:level="1" text:style-name="WW_CharLFO3LVL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text:style-name="WW_CharLFO4LVL1" style:num-suffix="." style:num-format="a" style:num-letter-sync="true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5">
      <text:list-level-style-number text:level="1" text:style-name="WW_CharLFO5LVL1" style:num-suffix="." style:num-format="a" style:num-letter-sync="true">
        <style:list-level-properties text:space-before="0.2423in" text:min-label-width="0.25in"/>
      </text:list-level-style-number>
      <text:list-level-style-number text:level="2" style:num-suffix="." style:num-format="a" style:num-letter-sync="true">
        <style:list-level-properties text:space-before="0.7423in" text:min-label-width="0.25in"/>
      </text:list-level-style-number>
      <text:list-level-style-number text:level="3" style:num-suffix="." style:num-format="i">
        <style:list-level-properties fo:text-align="end" text:space-before="1.3673in" text:min-label-width="0.125in"/>
      </text:list-level-style-number>
      <text:list-level-style-number text:level="4" style:num-suffix="." style:num-format="1">
        <style:list-level-properties text:space-before="1.7423in" text:min-label-width="0.25in"/>
      </text:list-level-style-number>
      <text:list-level-style-number text:level="5" style:num-suffix="." style:num-format="a" style:num-letter-sync="true">
        <style:list-level-properties text:space-before="2.2423in" text:min-label-width="0.25in"/>
      </text:list-level-style-number>
      <text:list-level-style-number text:level="6" style:num-suffix="." style:num-format="i">
        <style:list-level-properties fo:text-align="end" text:space-before="2.8673in" text:min-label-width="0.125in"/>
      </text:list-level-style-number>
      <text:list-level-style-number text:level="7" style:num-suffix="." style:num-format="1">
        <style:list-level-properties text:space-before="3.2423in" text:min-label-width="0.25in"/>
      </text:list-level-style-number>
      <text:list-level-style-number text:level="8" style:num-suffix="." style:num-format="a" style:num-letter-sync="true">
        <style:list-level-properties text:space-before="3.7423in" text:min-label-width="0.25in"/>
      </text:list-level-style-number>
      <text:list-level-style-number text:level="9" style:num-suffix="." style:num-format="i">
        <style:list-level-properties fo:text-align="end" text:space-before="4.3673in" text:min-label-width="0.125in"/>
      </text:list-level-style-number>
    </text:list-style>
    <text:list-style style:name="LFO6">
      <text:list-level-style-number text:level="1" text:style-name="WW_CharLFO6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text:list-style style:name="LFO7">
      <text:list-level-style-number text:level="1" text:style-name="WW_CharLFO7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text:list-style style:name="LFO8">
      <text:list-level-style-number text:level="1" text:style-name="WW_CharLFO8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style:style style:name="P1" style:parent-style-name="Normalny" style:master-page-name="MP0" style:family="paragraph">
      <style:paragraph-properties fo:break-before="page" fo:text-align="center"/>
      <style:text-properties style:font-name="Times New Roman" style:font-name-complex="Times New Roman" fo:font-size="14pt" style:font-size-asian="14pt" style:font-size-complex="14pt" fo:language="pl" fo:country="PL"/>
    </style:style>
    <style:style style:name="TableColumn3" style:family="table-column">
      <style:table-column-properties style:column-width="6.043in" style:use-optimal-column-width="false"/>
    </style:style>
    <style:style style:name="Table2" style:family="table">
      <style:table-properties style:width="6.043in" fo:margin-left="0.25in" table:align="left"/>
    </style:style>
    <style:style style:name="TableRow4" style:family="table-row">
      <style:table-row-properties style:min-row-height="0.6541in" style:use-optimal-row-height="false"/>
    </style:style>
    <style:style style:name="TableCell5" style:family="table-cell">
      <style:table-cell-properties fo:border="0.0069in solid #000000" fo:padding-top="0in" fo:padding-left="0.075in" fo:padding-bottom="0in" fo:padding-right="0.075in"/>
    </style:style>
    <style:style style:name="P6" style:parent-style-name="Tekstpodstawowy" style:family="paragraph">
      <style:paragraph-properties fo:text-align="center" fo:margin-top="0.25in" fo:margin-left="0in" fo:margin-right="0.0194in" fo:text-indent="0in">
        <style:tab-stops/>
      </style:paragraph-properties>
      <style:text-properties style:font-name-complex="Times New Roman" fo:font-weight="bold" style:font-weight-asian="bold" style:font-weight-complex="bold" fo:font-size="14pt" style:font-size-asian="14pt" style:font-size-complex="14pt" fo:language="pl" fo:country="PL"/>
    </style:style>
    <style:style style:name="P7" style:parent-style-name="Tekstpodstawowy" style:family="paragraph">
      <style:paragraph-properties fo:text-align="center" fo:margin-top="0.0833in" fo:margin-left="0in" fo:margin-right="0.0194in">
        <style:tab-stops/>
      </style:paragraph-properties>
      <style:text-properties style:font-name-complex="Times New Roman" fo:font-size="14pt" style:font-size-asian="14pt" style:font-size-complex="14pt" fo:language="pl" fo:country="PL"/>
    </style:style>
    <style:style style:name="P8" style:parent-style-name="Tekstpodstawowy" style:family="paragraph">
      <style:paragraph-properties fo:text-align="center" fo:margin-top="0.0833in" fo:margin-left="0in" fo:margin-right="0.0194in">
        <style:tab-stops/>
      </style:paragraph-properties>
      <style:text-properties style:font-name-complex="Times New Roman" fo:language="pl" fo:country="PL"/>
    </style:style>
    <style:style style:name="TableRow9" style:family="table-row">
      <style:table-row-properties style:min-row-height="0.3527in" style:use-optimal-row-height="false"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P11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12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3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4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5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6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7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8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9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20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21" style:parent-style-name="Tekstpodstawowy" style:family="paragraph">
      <style:paragraph-properties fo:margin-top="0.0833in" fo:margin-left="0in" fo:margin-right="0.0194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22" style:family="table-row">
      <style:table-row-properties style:min-row-height="0.4194in" style:use-optimal-row-height="false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25" style:family="table-row">
      <style:table-row-properties style:min-row-height="0.3826in" style:use-optimal-row-height="false"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28" style:family="table-row">
      <style:table-row-properties style:min-row-height="0.3895in" style:use-optimal-row-height="false"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31" style:family="table-row">
      <style:table-row-properties style:min-row-height="0.9104in" style:use-optimal-row-height="false"/>
    </style:style>
    <style:style style:name="TableCell32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3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3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3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3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3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38" style:family="table-row">
      <style:table-row-properties style:min-row-height="0.7645in" style:use-optimal-row-height="false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4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4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4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Tekstpodstawowy" style:family="paragraph">
      <style:paragraph-properties fo:text-align="justify" fo:margin-top="0.0833in" fo:margin-bottom="0.0833in" fo:margin-left="0in" fo:margin-right="0.0194in" fo:text-indent="0in">
        <style:tab-stops/>
      </style:paragraph-properties>
    </style:style>
    <style:style style:name="T47" style:parent-style-name="Domyślnaczcionkaakapitu" style:family="text">
      <style:text-properties fo:font-weight="bold" style:font-weight-asian="bold" style:font-weight-complex="bold" fo:language="pl" fo:country="PL"/>
    </style:style>
    <style:style style:name="TableRow48" style:family="table-row">
      <style:table-row-properties style:min-row-height="3.5888in" style:use-optimal-row-height="false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Row51" style:family="table-row">
      <style:table-row-properties style:min-row-height="1.9569in" style:use-optimal-row-height="false"/>
    </style:style>
    <style:style style:name="TableCell52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5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54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55" style:parent-style-name="markedcontent" style:family="text">
      <style:text-properties style:font-name="Arial"/>
    </style:style>
    <style:style style:name="T56" style:parent-style-name="markedcontent" style:family="text">
      <style:text-properties style:font-name="Arial"/>
    </style:style>
    <style:style style:name="P57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58" style:parent-style-name="markedcontent" style:family="text">
      <style:text-properties style:font-name="Arial"/>
    </style:style>
    <style:style style:name="T59" style:parent-style-name="markedcontent" style:family="text">
      <style:text-properties style:font-name="Arial"/>
    </style:style>
    <style:style style:name="P60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61" style:parent-style-name="markedcontent" style:family="text">
      <style:text-properties style:font-name="Arial"/>
    </style:style>
    <style:style style:name="T62" style:parent-style-name="markedcontent" style:family="text">
      <style:text-properties style:font-name="Arial"/>
    </style:style>
    <style:style style:name="P63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64" style:parent-style-name="markedcontent" style:family="text">
      <style:text-properties style:font-name="Arial"/>
    </style:style>
    <style:style style:name="T65" style:parent-style-name="markedcontent" style:family="text">
      <style:text-properties style:font-name="Arial"/>
    </style:style>
    <style:style style:name="TableRow66" style:family="table-row">
      <style:table-row-properties style:min-row-height="1.5791in" style:use-optimal-row-height="false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en" fo:country="US"/>
    </style:style>
    <style:style style:name="P69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70" style:parent-style-name="markedcontent" style:family="text">
      <style:text-properties style:font-name="Arial"/>
    </style:style>
    <style:style style:name="T71" style:parent-style-name="markedcontent" style:family="text">
      <style:text-properties style:font-name="Arial"/>
    </style:style>
    <style:style style:name="P72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73" style:parent-style-name="markedcontent" style:family="text">
      <style:text-properties style:font-name="Arial"/>
    </style:style>
    <style:style style:name="T74" style:parent-style-name="markedcontent" style:family="text">
      <style:text-properties style:font-name="Arial"/>
    </style:style>
    <style:style style:name="P75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76" style:parent-style-name="markedcontent" style:family="text">
      <style:text-properties style:font-name="Arial"/>
    </style:style>
    <style:style style:name="T77" style:parent-style-name="markedcontent" style:family="text">
      <style:text-properties style:font-name="Arial"/>
    </style:style>
    <style:style style:name="P78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79" style:parent-style-name="markedcontent" style:family="text">
      <style:text-properties style:font-name="Arial"/>
    </style:style>
    <style:style style:name="T80" style:parent-style-name="markedcontent" style:family="text">
      <style:text-properties style:font-name="Arial"/>
    </style:style>
    <style:style style:name="TableRow81" style:family="table-row">
      <style:table-row-properties style:min-row-height="3.1284in" style:use-optimal-row-height="false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8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8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8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8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8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8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9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9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9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9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9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TableRow95" style:family="table-row">
      <style:table-row-properties style:min-row-height="0.45in" style:use-optimal-row-height="false"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Tekstpodstawowy" style:family="paragraph">
      <style:paragraph-properties fo:margin-top="0.0833in" fo:margin-right="0.0194in"/>
      <style:text-properties fo:font-weight="bold" style:font-weight-asian="bold" fo:language="pl" fo:country="PL"/>
    </style:style>
    <style:style style:name="P98" style:parent-style-name="Tekstpodstawowy" style:family="paragraph">
      <style:paragraph-properties fo:margin-top="0.0833in" fo:margin-right="0.0194in"/>
      <style:text-properties fo:font-weight="bold" style:font-weight-asian="bold" fo:language="pl" fo:country="PL"/>
    </style:style>
    <style:style style:name="P9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0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TableRow101" style:family="table-row">
      <style:table-row-properties style:min-row-height="2.7444in" style:use-optimal-row-height="false"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Tekstpodstawowy" style:family="paragraph">
      <style:paragraph-properties fo:margin-top="0.0833in" fo:margin-left="0.2423in" fo:margin-right="0.0194in" fo:text-indent="0in">
        <style:tab-stops/>
      </style:paragraph-properties>
    </style:style>
    <style:style style:name="T104" style:parent-style-name="Domyślnaczcionkaakapitu" style:family="text">
      <style:text-properties fo:font-weight="bold" style:font-weight-asian="bold" fo:language="pl" fo:country="PL"/>
    </style:style>
    <style:style style:name="TableRow105" style:family="table-row">
      <style:table-row-properties style:min-row-height="2.7444in" style:use-optimal-row-height="false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Tekstpodstawowy" style:family="paragraph">
      <style:paragraph-properties fo:margin-top="0.0833in" fo:margin-left="0.2423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TableRow108" style:family="table-row">
      <style:table-row-properties style:min-row-height="2.7763in" style:use-optimal-row-height="false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Tekstpodstawowy" style:family="paragraph">
      <style:paragraph-properties fo:margin-top="0.0833in" fo:margin-right="0.0194in"/>
      <style:text-properties fo:font-weight="bold" style:font-weight-asian="bold" fo:language="pl" fo:country="PL"/>
    </style:style>
    <style:style style:name="P11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ableRow112" style:family="table-row">
      <style:table-row-properties style:min-row-height="3.0395in" style:use-optimal-row-height="false"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115" style:parent-style-name="Domyślnaczcionkaakapitu" style:family="text">
      <style:text-properties fo:font-weight="bold" style:font-weight-asian="bold" fo:language="pl" fo:country="PL"/>
    </style:style>
    <style:style style:name="TableRow116" style:family="table-row">
      <style:table-row-properties style:min-row-height="2.6625in" style:use-optimal-row-height="false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Tekstpodstawowy" style:family="paragraph">
      <style:paragraph-properties fo:margin-top="0.0833in" fo:margin-right="0.0194in"/>
      <style:text-properties fo:font-weight="bold" style:font-weight-asian="bold" fo:language="pl" fo:country="PL"/>
    </style:style>
    <style:style style:name="P119" style:parent-style-name="Tekstpodstawowy" style:family="paragraph">
      <style:paragraph-properties fo:margin-top="0.0833in" fo:margin-right="0.0194in"/>
      <style:text-properties fo:language="pl" fo:country="PL"/>
    </style:style>
    <style:style style:name="P120" style:parent-style-name="Tekstpodstawowy" style:family="paragraph">
      <style:paragraph-properties fo:margin-top="0.0833in" fo:margin-right="0.0194in"/>
      <style:text-properties fo:language="pl" fo:country="PL"/>
    </style:style>
    <style:style style:name="P121" style:parent-style-name="Tekstpodstawowy" style:family="paragraph">
      <style:paragraph-properties fo:margin-top="0.0833in" fo:margin-right="0.0194in"/>
      <style:text-properties fo:language="pl" fo:country="PL"/>
    </style:style>
    <style:style style:name="P122" style:parent-style-name="Tekstpodstawowy" style:family="paragraph">
      <style:paragraph-properties fo:margin-top="0.0833in" fo:margin-right="0.0194in"/>
      <style:text-properties fo:language="pl" fo:country="PL"/>
    </style:style>
    <style:style style:name="P123" style:parent-style-name="Tekstpodstawowy" style:family="paragraph">
      <style:paragraph-properties fo:margin-top="0.0833in" fo:margin-right="0.0194in"/>
      <style:text-properties fo:language="pl" fo:country="PL"/>
    </style:style>
    <style:style style:name="P124" style:parent-style-name="Tekstpodstawowy" style:family="paragraph">
      <style:paragraph-properties fo:margin-top="0.0833in" fo:margin-right="0.0194in"/>
      <style:text-properties fo:language="pl" fo:country="PL"/>
    </style:style>
    <style:style style:name="P125" style:parent-style-name="Tekstpodstawowy" style:family="paragraph">
      <style:paragraph-properties fo:margin-top="0.0833in" fo:margin-right="0.0194in"/>
      <style:text-properties fo:language="pl" fo:country="PL"/>
    </style:style>
    <style:style style:name="P126" style:parent-style-name="Tekstpodstawowy" style:family="paragraph">
      <style:paragraph-properties fo:margin-top="0.0833in" fo:margin-right="0.0194in"/>
      <style:text-properties fo:language="pl" fo:country="PL"/>
    </style:style>
    <style:style style:name="P127" style:parent-style-name="Tekstpodstawowy" style:family="paragraph">
      <style:paragraph-properties fo:margin-top="0.0833in" fo:margin-right="0.0194in"/>
      <style:text-properties fo:language="pl" fo:country="PL"/>
    </style:style>
    <style:style style:name="P128" style:parent-style-name="Tekstpodstawowy" style:family="paragraph">
      <style:paragraph-properties fo:margin-top="0.0833in" fo:margin-right="0.0194in"/>
      <style:text-properties fo:language="pl" fo:country="PL"/>
    </style:style>
    <style:style style:name="P129" style:parent-style-name="Tekstpodstawowy" style:family="paragraph">
      <style:paragraph-properties fo:margin-top="0.0833in" fo:margin-right="0.0194in"/>
      <style:text-properties fo:language="pl" fo:country="PL"/>
    </style:style>
    <style:style style:name="P130" style:parent-style-name="Tekstpodstawowy" style:family="paragraph">
      <style:paragraph-properties fo:margin-top="0.0833in" fo:margin-right="0.0194in"/>
      <style:text-properties fo:language="pl" fo:country="PL"/>
    </style:style>
    <style:style style:name="P131" style:parent-style-name="Tekstpodstawowy" style:family="paragraph">
      <style:paragraph-properties fo:margin-top="0.0833in" fo:margin-right="0.0194in"/>
      <style:text-properties fo:language="pl" fo:country="PL"/>
    </style:style>
    <style:style style:name="P132" style:parent-style-name="Tekstpodstawowy" style:family="paragraph">
      <style:paragraph-properties fo:margin-top="0.0833in" fo:margin-right="0.0194in"/>
      <style:text-properties fo:language="pl" fo:country="PL"/>
    </style:style>
    <style:style style:name="P133" style:parent-style-name="Tekstpodstawowy" style:family="paragraph">
      <style:paragraph-properties fo:margin-top="0.0833in" fo:margin-right="0.0194in"/>
      <style:text-properties fo:language="pl" fo:country="PL"/>
    </style:style>
    <style:style style:name="P13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Row135" style:family="table-row">
      <style:table-row-properties style:min-row-height="2.3506in" style:use-optimal-row-height="false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TableRow138" style:family="table-row">
      <style:table-row-properties style:min-row-height="2.2111in" style:use-optimal-row-height="false"/>
    </style:style>
    <style:style style:name="TableCell139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fo:padding-top="0in" fo:padding-left="0.075in" fo:padding-bottom="0in" fo:padding-right="0.075in"/>
    </style:style>
    <style:style style:name="P140" style:parent-style-name="Tekstpodstawowy" style:family="paragraph">
      <style:paragraph-properties fo:margin-top="0.0833in" fo:margin-right="0.0194in"/>
      <style:text-properties fo:font-weight="bold" style:font-weight-asian="bold" fo:language="pl" fo:country="PL"/>
    </style:style>
    <style:style style:name="P14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4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4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4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4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4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4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4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ableRow149" style:family="table-row">
      <style:table-row-properties style:min-row-height="4.8958in" style:use-optimal-row-height="false"/>
    </style:style>
    <style:style style:name="TableCell150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fo:padding-top="0in" fo:padding-left="0.075in" fo:padding-bottom="0in" fo:padding-right="0.075in"/>
    </style:style>
    <style:style style:name="P151" style:parent-style-name="Tekstpodstawowy" style:family="paragraph">
      <style:paragraph-properties fo:margin-top="0.0833in" fo:margin-left="0.1437in" fo:margin-right="0.0194in" fo:text-indent="0.009in">
        <style:tab-stops/>
      </style:paragraph-properties>
      <style:text-properties fo:font-weight="bold" style:font-weight-asian="bold" fo:language="pl" fo:country="PL"/>
    </style:style>
    <style:style style:name="P152" style:parent-style-name="Tekstpodstawowy" style:family="paragraph">
      <style:paragraph-properties fo:margin-top="0.0833in" fo:margin-right="0.0194in"/>
      <style:text-properties fo:font-weight="bold" style:font-weight-asian="bold" fo:language="pl" fo:country="PL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padding-top="0in" fo:padding-left="0.075in" fo:padding-bottom="0in" fo:padding-right="0.075in"/>
    </style:style>
    <style:style style:name="P15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15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15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15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15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160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P161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P162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P163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P164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P165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P166" style:parent-style-name="Normalny" style:family="paragraph">
      <style:text-properties fo:language="pl" fo:country="PL"/>
    </style:style>
  </office:automatic-styles>
  <office:body>
    <office:text text:use-soft-page-breaks="true">
      <text:p text:style-name="P1">Laboratorium<text:s/>10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NAZWISKO Imię</text:p>
            <text:p text:style-name="P7">Nr indeksu</text:p>
            <text:p text:style-name="P8"/>
          </table:table-cell>
        </table:table-row>
        <table:table-row table:style-name="TableRow9">
          <table:table-cell table:style-name="TableCell10">
            <text:p text:style-name="P11"><text:span text:style-name="T12">Wygenerowane na UPEL<text:s/></text:span><text:span text:style-name="T13">dane<text:s/></text:span><text:span text:style-name="T14">(Ćwiczenie nr<text:s/></text:span><text:span text:style-name="T15">10</text:span><text:span text:style-name="T16"><text:s/></text:span><text:span text:style-name="T17">–</text:span><text:span text:style-name="T18"><text:s/></text:span><text:span text:style-name="T19">korekcja układów nieliniowych</text:span><text:span text:style-name="T20">)</text:span></text:p>
            <text:p text:style-name="P21"/>
          </table:table-cell>
        </table:table-row>
        <table:table-row table:style-name="TableRow22">
          <table:table-cell table:style-name="TableCell23">
            <text:p text:style-name="P24">B:</text:p>
          </table:table-cell>
        </table:table-row>
        <table:table-row table:style-name="TableRow25">
          <table:table-cell table:style-name="TableCell26">
            <text:p text:style-name="P27">a1:</text:p>
          </table:table-cell>
        </table:table-row>
        <table:table-row table:style-name="TableRow28">
          <table:table-cell table:style-name="TableCell29">
            <text:p text:style-name="P30">a2<text:s/>:</text:p>
          </table:table-cell>
        </table:table-row>
        <table:table-row table:style-name="TableRow31">
          <table:table-cell table:style-name="TableCell32">
            <text:p text:style-name="P33">tau:<text:s/></text:p>
            <text:p text:style-name="P34"/>
            <text:p text:style-name="P35">K:</text:p>
            <text:p text:style-name="P36"/>
            <text:p text:style-name="P37">Tm:</text:p>
          </table:table-cell>
        </table:table-row>
        <table:table-row table:style-name="TableRow38">
          <table:table-cell table:style-name="TableCell39">
            <text:p text:style-name="P40">Tt1 =</text:p>
            <text:p text:style-name="P41">Tt2 =</text:p>
            <text:p text:style-name="P42">Tt3 =</text:p>
            <text:p text:style-name="P43"/>
          </table:table-cell>
        </table:table-row>
        <table:table-row table:style-name="TableRow44">
          <table:table-cell table:style-name="TableCell45">
            <text:p text:style-name="P46"><text:span text:style-name="T47">Projekt układu modelującego przekaźnik trójpołożeniowy</text:span></text:p>
          </table:table-cell>
        </table:table-row>
        <table:table-row table:style-name="TableRow48">
          <table:table-cell table:style-name="TableCell49">
            <text:p text:style-name="P50">Schemat<text:s/>blokowy<text:s/>układu<text:s/>modelującego przekaźnik trójpołożeniowy<text:s/>z Symulink’a:</text:p>
          </table:table-cell>
        </table:table-row>
        <text:soft-page-break/>
        <table:table-row table:style-name="TableRow51">
          <table:table-cell table:style-name="TableCell52">
            <text:p text:style-name="P53">Parametry bloku Relay 1:</text:p>
            <text:p text:style-name="P54"><text:span text:style-name="T55">switch off point</text:span><text:span text:style-name="T56"><text:s/>:</text:span></text:p>
            <text:p text:style-name="P57"><text:span text:style-name="T58">switch on point</text:span><text:span text:style-name="T59"><text:s/>:</text:span></text:p>
            <text:p text:style-name="P60"><text:span text:style-name="T61">output when on</text:span><text:span text:style-name="T62"><text:s/>:</text:span></text:p>
            <text:p text:style-name="P63"><text:span text:style-name="T64">output when off</text:span><text:span text:style-name="T65"><text:s/>:</text:span></text:p>
          </table:table-cell>
        </table:table-row>
        <table:table-row table:style-name="TableRow66">
          <table:table-cell table:style-name="TableCell67">
            <text:p text:style-name="P68">Parametry bloku Relay<text:s/>2:</text:p>
            <text:p text:style-name="P69"><text:span text:style-name="T70">switch off point</text:span><text:span text:style-name="T71"><text:s/>:</text:span></text:p>
            <text:p text:style-name="P72"><text:span text:style-name="T73">switch on point</text:span><text:span text:style-name="T74"><text:s/>:</text:span></text:p>
            <text:p text:style-name="P75"><text:span text:style-name="T76">output when on</text:span><text:span text:style-name="T77"><text:s/>:</text:span></text:p>
            <text:p text:style-name="P78"><text:span text:style-name="T79">output when off</text:span><text:span text:style-name="T80"><text:s/>:</text:span></text:p>
          </table:table-cell>
        </table:table-row>
        <table:table-row table:style-name="TableRow81">
          <table:table-cell table:style-name="TableCell82">
            <text:p text:style-name="P83">Charakterystyka statyczna zamodelowanego przekaźnika trójpołożeniowego z zaznaczonymi parametrami a1, a2, B<text:s/>oraz opisanymi osiami współrzędnych<text:s/></text:p>
            <text:p text:style-name="P84"/>
            <text:p text:style-name="P85"/>
            <text:p text:style-name="P86"/>
            <text:p text:style-name="P87"/>
            <text:p text:style-name="P88"/>
            <text:p text:style-name="P89"/>
            <text:p text:style-name="P90"/>
            <text:p text:style-name="P91"/>
            <text:p text:style-name="P92"/>
            <text:p text:style-name="P93"/>
            <text:p text:style-name="P94"/>
          </table:table-cell>
        </table:table-row>
        <table:table-row table:style-name="TableRow95">
          <table:table-cell table:style-name="TableCell96">
            <text:p text:style-name="P97">Parametry<text:s/>obiektu<text:s/>z rys.5:</text:p>
            <text:p text:style-name="P98">K = <text:s text:c="50"/>Tm = <text:s text:c="35"/>tau =</text:p>
            <text:p text:style-name="P99"/>
            <text:p text:style-name="P100"/>
          </table:table-cell>
        </table:table-row>
        <table:table-row table:style-name="TableRow101">
          <table:table-cell table:style-name="TableCell102">
            <text:p text:style-name="P103"><text:span text:style-name="T104">Schemat blokowy układów ze sprzężeniem tachometrycznym z rys.5 dla stałej tachometrycznej Tt1 =</text:span></text:p>
          </table:table-cell>
        </table:table-row>
        <text:soft-page-break/>
        <table:table-row table:style-name="TableRow105">
          <table:table-cell table:style-name="TableCell106">
            <text:p text:style-name="P107">Skan okna z parametrami bloków (oprócz przekaźnika trójpołożeniowego), których wartości nie są widoczne na schemacie <text:s/>blokowym powyżej (np. bloku delay)</text:p>
          </table:table-cell>
        </table:table-row>
        <table:table-row table:style-name="TableRow108">
          <table:table-cell table:style-name="TableCell109">
            <text:p text:style-name="P110">Trajektoria fazowa dla układu ze stała tachometryczną Tt1 (należy wykorzystać sygnał uchybu). Osie układu współrzędnych mają być podpisane.</text:p>
            <text:p text:style-name="P111"/>
          </table:table-cell>
        </table:table-row>
        <table:table-row table:style-name="TableRow112">
          <table:table-cell table:style-name="TableCell113">
            <text:p text:style-name="P114"><text:span text:style-name="T115">Schemat blokowy układów ze sprzężeniem tachometrycznym z rys.5 dla stałej tachometrycznej Tt2 =</text:span></text:p>
          </table:table-cell>
        </table:table-row>
        <text:soft-page-break/>
        <table:table-row table:style-name="TableRow116">
          <table:table-cell table:style-name="TableCell117">
            <text:p text:style-name="P118">Trajektoria fazowa dla układu ze stała tachometryczną Tt2<text:s/>(należy wykorzystać sygnał uchybu). Osie układu współrzędnych mają być podpisane.</text:p>
            <text:p text:style-name="P119"/>
            <text:p text:style-name="P120"/>
            <text:p text:style-name="P121"/>
            <text:p text:style-name="P122"/>
            <text:p text:style-name="P123"/>
            <text:p text:style-name="P124"/>
            <text:p text:style-name="P125"/>
            <text:p text:style-name="P126"/>
            <text:p text:style-name="P127"/>
            <text:p text:style-name="P128"/>
            <text:p text:style-name="P129"/>
            <text:p text:style-name="P130"/>
            <text:p text:style-name="P131"/>
            <text:p text:style-name="P132"/>
            <text:p text:style-name="P133"/>
            <text:p text:style-name="P134"/>
          </table:table-cell>
        </table:table-row>
        <table:table-row table:style-name="TableRow135">
          <table:table-cell table:style-name="TableCell136">
            <text:p text:style-name="P137">Schemat blokowy układów ze sprzężeniem tachometrycznym z rys.5 dla stałej tachometrycznej Tt3 =</text:p>
          </table:table-cell>
        </table:table-row>
        <table:table-row table:style-name="TableRow138">
          <table:table-cell table:style-name="TableCell139">
            <text:p text:style-name="P140">Trajektoria fazowa dla układu ze stała tachometryczną Tt3<text:s/>(należy wykorzystać sygnał uchybu). Osie układu współrzędnych mają być podpisane.</text:p>
            <text:p text:style-name="P141"/>
            <text:p text:style-name="P142"/>
            <text:p text:style-name="P143"/>
            <text:p text:style-name="P144"/>
            <text:p text:style-name="P145"/>
            <text:p text:style-name="P146"/>
            <text:p text:style-name="P147"/>
            <text:p text:style-name="P148"/>
          </table:table-cell>
        </table:table-row>
        <text:soft-page-break/>
        <table:table-row table:style-name="TableRow149">
          <table:table-cell table:style-name="TableCell150">
            <text:p text:style-name="P151">Charakterystyki czasowe układów ze stałymi tachometrycznymi: Tt1, Tt2 i Tt3.<text:s/>Osie układu współrzędnych mają być podpisane<text:s/>(w jednym układzie współrzędnych trzy charakterystyki). Czas symulacji proszę przyjąć 15 do 30 sekund</text:p>
            <text:p text:style-name="P152"/>
          </table:table-cell>
        </table:table-row>
        <table:table-row table:style-name="TableRow153">
          <table:table-cell table:style-name="TableCell154">
            <text:p text:style-name="P155">Wnioski (jaki charakter mają przebiegi dla kolejnych stałych tachometrycznych: periodyczny czy aperiodyczny):</text:p>
            <text:p text:style-name="P156"/>
            <text:p text:style-name="P157">Dla Tt1:<text:s/></text:p>
            <text:p text:style-name="P158">Dla Tt2:</text:p>
            <text:p text:style-name="P159">Dla Tt3:</text:p>
            <text:p text:style-name="P160"/>
            <text:p text:style-name="P161">Dla której wartości stałej tachometrycznej jakość sterowania jest najlepsza (uzasadnić):</text:p>
            <text:p text:style-name="P162"/>
            <text:p text:style-name="P163"><text:s/></text:p>
            <text:p text:style-name="P164"/>
            <text:p text:style-name="P165"/>
          </table:table-cell>
        </table:table-row>
      </table:table>
      <text:p text:style-name="P1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ekstpodstawowy" style:display-name="Tekst podstawowy" style:family="paragraph" style:parent-style-name="Normalny">
      <style:paragraph-properties fo:widows="0" fo:orphans="0" fo:margin-bottom="0in" fo:line-height="100%" fo:margin-left="0.4027in" fo:text-indent="-0.25in">
        <style:tab-stops/>
      </style:paragraph-properties>
      <style:text-properties style:font-name="Times New Roman" style:font-name-asian="Times New Roman" fo:font-size="12pt" style:font-size-asian="12pt" style:font-size-complex="12pt" fo:hyphenate="false"/>
    </style:style>
    <style:style style:name="TekstpodstawowyZnak" style:display-name="Tekst podstawowy Znak" style:family="text" style:parent-style-name="Domyślnaczcionkaakapitu">
      <style:text-properties style:font-name="Times New Roman" style:font-name-asian="Times New Roman" fo:font-size="12pt" style:font-size-asian="12pt" style:font-size-complex="12pt"/>
    </style:style>
    <style:style style:name="Akapitzlistą" style:display-name="Akapit z listą" style:family="paragraph" style:parent-style-name="Normalny">
      <style:paragraph-properties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color="#000000" fo:font-size="10pt" style:font-size-asian="10pt" style:font-size-complex="10pt" style:language-asian="pl" style:country-asian="PL" fo:hyphenate="true"/>
    </style:style>
    <style:style style:name="markedcontent" style:display-name="markedcontent" style:family="text" style:parent-style-name="Domyślnaczcionkaakapitu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fo:font-size="11pt" style:font-size-asian="11pt"/>
    </style:style>
    <style:style style:name="WW_CharLFO4LVL1" style:family="text">
      <style:text-properties fo:font-size="11pt" style:font-size-asian="11pt"/>
    </style:style>
    <style:style style:name="WW_CharLFO5LVL1" style:family="text">
      <style:text-properties fo:font-size="11pt" style:font-size-asian="11pt"/>
    </style:style>
    <style:style style:name="WW_CharLFO6LVL1" style:family="text">
      <style:text-properties fo:font-size="11pt" style:font-size-asian="11pt"/>
    </style:style>
    <style:style style:name="WW_CharLFO7LVL1" style:family="text">
      <style:text-properties fo:font-size="11pt" style:font-size-asian="11pt"/>
    </style:style>
    <style:style style:name="WW_CharLFO8LVL1" style:family="text">
      <style:text-properties fo:font-size="11pt" style:font-size-asian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in" text:min-label-width="0.2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0.75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 text:start-value="4">
        <style:list-level-properties text:space-before="0in" text:min-label-width="0.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7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1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.25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text:list-style style:name="LFO3">
      <text:list-level-style-number text:level="1" text:style-name="WW_CharLFO3LVL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text:style-name="WW_CharLFO4LVL1" style:num-suffix="." style:num-format="a" style:num-letter-sync="true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5">
      <text:list-level-style-number text:level="1" text:style-name="WW_CharLFO5LVL1" style:num-suffix="." style:num-format="a" style:num-letter-sync="true">
        <style:list-level-properties text:space-before="0.2423in" text:min-label-width="0.25in"/>
      </text:list-level-style-number>
      <text:list-level-style-number text:level="2" style:num-suffix="." style:num-format="a" style:num-letter-sync="true">
        <style:list-level-properties text:space-before="0.7423in" text:min-label-width="0.25in"/>
      </text:list-level-style-number>
      <text:list-level-style-number text:level="3" style:num-suffix="." style:num-format="i">
        <style:list-level-properties fo:text-align="end" text:space-before="1.3673in" text:min-label-width="0.125in"/>
      </text:list-level-style-number>
      <text:list-level-style-number text:level="4" style:num-suffix="." style:num-format="1">
        <style:list-level-properties text:space-before="1.7423in" text:min-label-width="0.25in"/>
      </text:list-level-style-number>
      <text:list-level-style-number text:level="5" style:num-suffix="." style:num-format="a" style:num-letter-sync="true">
        <style:list-level-properties text:space-before="2.2423in" text:min-label-width="0.25in"/>
      </text:list-level-style-number>
      <text:list-level-style-number text:level="6" style:num-suffix="." style:num-format="i">
        <style:list-level-properties fo:text-align="end" text:space-before="2.8673in" text:min-label-width="0.125in"/>
      </text:list-level-style-number>
      <text:list-level-style-number text:level="7" style:num-suffix="." style:num-format="1">
        <style:list-level-properties text:space-before="3.2423in" text:min-label-width="0.25in"/>
      </text:list-level-style-number>
      <text:list-level-style-number text:level="8" style:num-suffix="." style:num-format="a" style:num-letter-sync="true">
        <style:list-level-properties text:space-before="3.7423in" text:min-label-width="0.25in"/>
      </text:list-level-style-number>
      <text:list-level-style-number text:level="9" style:num-suffix="." style:num-format="i">
        <style:list-level-properties fo:text-align="end" text:space-before="4.3673in" text:min-label-width="0.125in"/>
      </text:list-level-style-number>
    </text:list-style>
    <text:list-style style:name="LFO6">
      <text:list-level-style-number text:level="1" text:style-name="WW_CharLFO6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text:list-style style:name="LFO7">
      <text:list-level-style-number text:level="1" text:style-name="WW_CharLFO7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text:list-style style:name="LFO8">
      <text:list-level-style-number text:level="1" text:style-name="WW_CharLFO8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style:page-layout style:name="PL0">
      <style:page-layout-properties fo:page-width="8.268in" fo:page-height="11.693in" style:print-orientation="portrait" fo:margin-top="0.3944in" fo:margin-left="0.9847in" fo:margin-bottom="0.2958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aweł Martynowicz</meta:initial-creator>
    <dc:creator>AGH</dc:creator>
    <meta:creation-date>2023-06-04T20:22:00Z</meta:creation-date>
    <dc:date>2023-06-04T20:22:00Z</dc:date>
    <meta:template xlink:href="Normal" xlink:type="simple"/>
    <meta:editing-cycles>2</meta:editing-cycles>
    <meta:editing-duration>PT0S</meta:editing-duration>
    <meta:document-statistic meta:page-count="5" meta:paragraph-count="4" meta:word-count="306" meta:character-count="2140" meta:row-count="15" meta:non-whitespace-character-count="1838"/>
  </office:meta>
</office:document-meta>
</file>